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2.1083in"/>
    </style:style>
    <style:style style:name="co3" style:family="table-column">
      <style:table-column-properties fo:break-before="auto" style:column-width="0.1307in"/>
    </style:style>
    <style:style style:name="co4" style:family="table-column">
      <style:table-column-properties fo:break-before="auto" style:column-width="1.8681in"/>
    </style:style>
    <style:style style:name="co5" style:family="table-column">
      <style:table-column-properties fo:break-before="auto" style:column-width="0.52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ff"/>
    </style:style>
    <style:style style:name="ce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ffccff"/>
    </style:style>
    <style:style style:name="ce7" style:family="table-cell" style:parent-style-name="Default" style:data-style-name="N1">
      <style:table-cell-properties fo:background-color="#ffcc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2" table:number-rows-spanned="1">
            <text:p>One Hundred Lines, 500 Customers</text:p>
          </table:table-cell>
          <table:covered-table-cell table:style-name="Default"/>
          <table:table-cell table:style-name="Default"/>
          <table:table-cell table:style-name="ce1" office:value-type="string">
            <text:p>Average Time in Line</text:p>
          </table:table-cell>
          <table:table-cell table:style-name="ce5" table:formula="of:=AVERAGE([.E9])" office:value-type="float" office:value="406.196">
            <text:p>406.2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/>
          <table:table-cell table:style-name="ce3" office:value-type="string">
            <text:p>testfile141549778428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ime In Line</text:p>
          </table:table-cell>
          <table:table-cell table:style-name="ce3" office:value-type="string">
            <text:p>Number of Customers Helpe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>
            <text:p>5</text:p>
          </table:table-cell>
          <table:table-cell/>
          <table:table-cell office:value-type="string">
            <text:p>Total Customers</text:p>
          </table:table-cell>
          <table:table-cell table:formula="of:=COUNT([.A5:.A509])" office:value-type="float" office:value="500">
            <text:p>50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 Cashiers</text:p>
          </table:table-cell>
          <table:table-cell table:formula="of:=COUNT([.B5:.B104])" office:value-type="float" office:value="95">
            <text:p>9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otal Customers Helped</text:p>
          </table:table-cell>
          <table:table-cell table:formula="of:=SUM([.B5:.B104])" office:value-type="float" office:value="476">
            <text:p>47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verage Time in Line</text:p>
          </table:table-cell>
          <table:table-cell table:style-name="ce6" table:formula="of:=AVERAGE([.A5:.A509])" office:value-type="float" office:value="406.196">
            <text:p>406.2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verage Customers Helped</text:p>
          </table:table-cell>
          <table:table-cell table:style-name="ce7" table:formula="of:=AVERAGE([.B5:.B104])" office:value-type="float" office:value="5.01052631578947">
            <text:p>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383">
            <text:p>938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7916">
            <text:p>791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92">
            <text:p>439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53">
            <text:p>2453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table:number-columns-repeated="4"/>
        </table:table-row>
        <table:table-row table:style-name="ro1">
          <table:table-cell office:value-type="float" office:value="6548">
            <text:p>6548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3323">
            <text:p>3323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4866">
            <text:p>4866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table:number-columns-repeated="4"/>
        </table:table-row>
        <table:table-row table:style-name="ro1">
          <table:table-cell office:value-type="float" office:value="4769">
            <text:p>4769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6199">
            <text:p>6199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</table:table-row>
        <table:table-row table:style-name="ro1">
          <table:table-cell office:value-type="float" office:value="3023">
            <text:p>302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 office:value-type="float" office:value="8323">
            <text:p>8323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table:number-columns-repeated="4"/>
        </table:table-row>
        <table:table-row table:style-name="ro1">
          <table:table-cell office:value-type="float" office:value="2527">
            <text:p>2527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table:number-columns-repeated="4"/>
        </table:table-row>
        <table:table-row table:style-name="ro1">
          <table:table-cell office:value-type="float" office:value="2130">
            <text:p>2130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float" office:value="4068">
            <text:p>4068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table:number-columns-repeated="4"/>
        </table:table-row>
        <table:table-row table:style-name="ro1">
          <table:table-cell office:value-type="float" office:value="4550">
            <text:p>4550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table:number-columns-repeated="4"/>
        </table:table-row>
        <table:table-row table:style-name="ro1">
          <table:table-cell office:value-type="float" office:value="7157">
            <text:p>7157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table:number-columns-repeated="4"/>
        </table:table-row>
        <table:table-row table:style-name="ro1" table:number-rows-repeated="4">
          <table:table-cell table:style-name="ce4" table:number-columns-repeated="2"/>
          <table:table-cell table:style-name="Default" table:number-columns-repeated="3"/>
        </table:table-row>
        <table:table-row table:style-name="ro1">
          <table:table-cell table:style-name="ce4" table:number-columns-repeated="2"/>
          <table:table-cell table:style-name="Default"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9">11/09/2014</text:date>, <text:time>22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Tilstra</meta:initial-creator>
    <meta:creation-date>2014-11-09T21:42:30.23</meta:creation-date>
    <dc:date>2014-11-09T22:38:45.81</dc:date>
    <dc:creator>Christopher Tilstra</dc:creator>
    <meta:editing-duration>PT56M4S</meta:editing-duration>
    <meta:editing-cycles>24</meta:editing-cycles>
    <meta:generator>OpenOffice/4.0.0$Win32 OpenOffice.org_project/400m3$Build-9702</meta:generator>
    <meta:document-statistic meta:table-count="3" meta:cell-count="611" meta:object-count="0"/>
  </office:meta>
</office:document-meta>
</file>